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13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| service         | Active   | IPv4      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htt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rd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smb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| service         | Active   | IPv4      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medusa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| service         | Active   | IPv4, IPv6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sh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| domain          | Active*  | -         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125 <text:s text:c="5"/>| builtwith <text:s text:c="8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7 <text:s text:c="5"/>| hostio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| domain          | Active*  | -          | -       | kali  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30 <text:s text:c="5"/>| censysdomain <text:s text:c="5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| domain          | Active*  | -          | -       | nobody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1 <text:s text:c="5"/>| securitytrails <text:s text:c="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2 <text:s text:c="5"/>| dnsdumps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3 <text:s text:c="5"/>| certspot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4 <text:s text:c="5"/>| crtshdomain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5 <text:s text:c="5"/>| virustotal <text:s text:c="7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| domain          | Active 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40 <text:s text:c="5"/>| dnssublist3r <text:s text:c="5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| domain          | Passive  | -          | -       | kali  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50 <text:s text:c="5"/>| theharvester <text:s text:c="5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| domain          | Active   |  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55 <text:s text:c="5"/>| awsslurp <text:s text:c="9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60 <text:s text:c="5"/>| dnsenu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| domain          | Active 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70 <text:s text:c="5"/>| dnsgobust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| domain          | Active   | -          | 10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210 <text:s text:c="5"/>| whoisdomain <text:s text:c="6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| domain          | Active   | -          | -       | nobody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215 <text:s text:c="5"/>| dnsspf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k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k          | domain          | Active   | -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220 <text:s text:c="5"/>| dnsdmark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235 <text:s text:c="5"/>| dnsdki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240 <text:s text:c="5"/>| dnstakeov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310 <text:s text:c="5"/>| dnshost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| domain          | Passive  | -          | - 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312 <text:s text:c="5"/>| dnshostpublic <text:s text:c="4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| host            | Active   | IPv4, IPv6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320 <text:s text:c="5"/>| dnsreverselookup <text:s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| domain          | Active*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410 <text:s text:c="5"/>| hunter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| email           | Active*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420 <text:s text:c="5"/>| haveibeenbreach <text:s text:c="2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| email           | Active*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430 <text:s text:c="5"/>| haveibeenpaste <text:s text:c="3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| host            | Passive  | IPv4, IPv6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510 <text:s text:c="5"/>| whoishost <text:s text:c="8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| network         | Passive  | IPv4, IPv6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512 <text:s text:c="5"/>| whoisnetwork <text:s text:c="5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| company         | Active*  | -         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515 <text:s text:c="5"/>| reversewhois <text:s text:c="5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520 <text:s text:c="5"/>| shodanhost <text:s text:c="7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| network         | Active*  | IPv4, IPv6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521 <text:s text:c="5"/>| shodannetwork <text:s text:c="4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| host            | Active*  | IPv4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530 <text:s text:c="5"/>| censyshost <text:s text:c="7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| company         | Active*  | -          | -       | root  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540 <text:s text:c="5"/>| crtshcompany <text:s text:c="5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| network         | Active   | IPv4, IPv6 | -       | root  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1100 <text:s text:c="4"/>| tc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| domain          | Active   | IPv4, IPv6 | -       | root  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1150 <text:s text:c="4"/>| tc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| network         | Active   | IPv4, IPv6 | -       | root  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1200 <text:s text:c="4"/>| ud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| domain          | Active   | IPv4, IPv6 | -       | root  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1250 <text:s text:c="4"/>| ud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| network         | Active   | IPv4, IPv6 | -       | root  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1270 <text:s text:c="4"/>| icmpnmapnetwork <text:s text:c="2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| network         | Active   | IPv4       | -       | root  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1300 <text:s text:c="4"/>| tcpmasscannetwork 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| service         | Active   | IPv4, IPv6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1350 <text:s text:c="4"/>| anyservicenmap <text:s text:c="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| host            | Active 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1820 <text:s text:c="4"/>| tcptraceroute <text:s text:c="4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| service, vhost  | Active   | IPv4, IPv6 | -       | root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900 <text:s text:c="4"/>| httpmsfrobotstxt <text:s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| service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2000 <text:s text:c="4"/>| dn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| service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2020 <text:s text:c="4"/>| telnetnmap <text:s text:c="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| service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2040 <text:s text:c="4"/>| vn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| service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2100 <text:s text:c="4"/>| ms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| service         | Active   | IPv4, IPv6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2150 <text:s text:c="4"/>| my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| service         | Active   | IPv4, IPv6 | -       | root  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2200 <text:s text:c="4"/>| smb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| service         | Active   | IPv4, IPv6 | -       | root  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2250 <text:s text:c="4"/>| ft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2300 <text:s text:c="4"/>| sm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| service         | Active   | IPv4, IPv6 | -       | root  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2400 <text:s text:c="4"/>| rp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| service       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2500 <text:s text:c="4"/>| rd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700 <text:s text:c="4"/>| pop3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750 <text:s text:c="4"/>| msrpcenum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800 <text:s text:c="4"/>| im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850 <text:s text:c="4"/>| x11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900 <text:s text:c="4"/>| tf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950 <text:s text:c="4"/>| nf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| service         | Active   | IPv4       | -       | nobody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3100 <text:s text:c="4"/>| finger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| service         | Active   | IPv4, IPv6 | -       | nobody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3200 <text:s text:c="4"/>| ntpdate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| service         | Active   | IPv4, IPv6 | -       | nobody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3300 <text:s text:c="4"/>| ntpq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| service         | Active   | IPv4, IPv6 | -       | root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4000 <text:s text:c="4"/>| h323version <text:s text:c="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4100 <text:s text:c="4"/>| si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| service         | Active   | IPv4, IPv6 | -       | root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4120 <text:s text:c="4"/>| sipmsf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4200 <text:s text:c="4"/>| stun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| service         | Active   | IPv4, IPv6 | -       | nobody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11100 <text:s text:c="3"/>| ft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| service         | Active   | IPv4, IPv6 | -       | nobody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11200 <text:s text:c="3"/>| ms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| service         | Active   | IPv4, IPv6 | -       | nobody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11400 <text:s text:c="3"/>| pg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| service         | Active   | IPv4, IPv6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11500 <text:s text:c="3"/>| snm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| service         | Active   | IPv4, IPv6 | -       | nobody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11600 <text:s text:c="3"/>| sshchangeme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| service         | Active   | IPv4, IPv6 | -       | root  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11700 <text:s text:c="3"/>| ipmi <text:s text:c="1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| service         | Active   | IPv4, IPv6 | -       | nobody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12100 <text:s text:c="3"/>| ftp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| service         | Active   | IPv4, IPv6 | 300     | nobody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13000 <text:s text:c="3"/>| showmount <text:s text:c="8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90    | smbcme            | service         | Active   | IPv4       | -       | kali  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13090 <text:s text:c="3"/>| smbcme <text:s text:c="11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| service         | Active   | IPv4, IPv6 | -       | nobody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13100 <text:s text:c="3"/>| smb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| service         | Active   | IPv4, IPv6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3200 <text:s text:c="3"/>| smb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| service         | Active   | IPv4      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3210 <text:s text:c="3"/>| smbmap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| service         | Active   | IPv4      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21500 <text:s text:c="3"/>| nbtscan <text:s text:c="10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21600 <text:s text:c="3"/>| ldapsearch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| service         | Active   | IPv4, IPv6 | -       | root  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21610 <text:s text:c="3"/>| ld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| service         | Active   | IPv4       | 300     | nobody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31100 <text:s text:c="3"/>| snmpcheck <text:s text:c="8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| service         | Active   | IPv4, IPv6 | -       | root  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31110 <text:s text:c="3"/>| snm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| service         | Active   | IPv4       | 60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31200 <text:s text:c="3"/>| onesixtyone <text:s text:c="6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| service         | Active   | IPv4       | -  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31300 <text:s text:c="3"/>| snmpwalk <text:s text:c="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| service         | Active   | IPv4       | -       | nobody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31400 <text:s text:c="3"/>| oraclesidguess <text:s text:c="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| service, vhost  | Active   | IPv4      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41100 <text:s text:c="3"/>| sslyze <text:s text:c="11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| service         | Active   | IPv4, IPv6 | -       | root  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41200 <text:s text:c="3"/>| ssh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| service, vhost  | Active   | IPv4, IPv6 | -       | root  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41300 <text:s text:c="3"/>| cert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| service, vhost  | Active   | IPv4, IPv6 | 120     | nobody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41305 <text:s text:c="3"/>| certopenssl <text:s text:c="6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| service, vhost  | Active   | IPv4, IPv6 | -       | root  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41310 <text:s text:c="3"/>| tlsnmap <text:s text:c="10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| service, vhost  | Active   | IPv4, IPv6 | -       | nobody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41400 <text:s text:c="3"/>| sslscan <text:s text:c="10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| service, vhost  | Active   | IPv4, IPv6 | -  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51100 <text:s text:c="3"/>| httpgobuster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| service, vhost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51200 <text:s text:c="3"/>| http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| service, vhost  | Active   | IPv4, IPv6 | -       | root  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51205 <text:s text:c="3"/>| httpntlmnmap <text:s text:c="5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| service         | Active   | IPv4, IPv6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61400 <text:s text:c="3"/>| rpc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| service         | Active   | IPv4, IPv6 | -  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61500 <text:s text:c="3"/>| rpcinfo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| service         | Active   | IPv4       | -       | root  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71100 <text:s text:c="3"/>| ikescan <text:s text:c="10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| service         | Active   | IPv4, IPv6 | -       | nobody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91050 <text:s text:c="3"/>| httpwpscan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| service         | Active   | IPv4       | -       | nobody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91100 <text:s text:c="3"/>| enum4linux <text:s text:c="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91150" table:style-name="ce2">
            <text:p>911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91150    | httpchangeme      | service, vhost  | Active   | IPv4, IPv6 | -       | nobody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91150 <text:s text:c="3"/>| httpchangeme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| service, vhost  | Active   | IPv4       | -       | nobody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91200 <text:s text:c="3"/>| httpnikto <text:s text:c="8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| service, vhost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91225 <text:s text:c="3"/>| httpburpsuitepro <text:s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| service, vhost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91250 <text:s text:c="3"/>| httpdavtest <text:s text:c="6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| service         | Active   | IPv4, IPv6 | -       | nobody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91250 <text:s text:c="3"/>| httpwhatweb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| service, vhost  | Active   | IPv4, IPv6 | -       | nobody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91300 <text:s text:c="3"/>| httpsqlmap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| service         | Active   | IPv4      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91400 <text:s text:c="3"/>| smtpuserenum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| service       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91600 <text:s text:c="3"/>| my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| service, vhost  | Active   | IPv4, IPv6 | -       | nobody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92200 <text:s text:c="3"/>| httpwapiti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| service         | Active   | IPv4       | -       | nobody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100000 <text:s text:c="2"/>| vncviewer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| service, vhost  | Active   | IPv4, IPv6 | 3600    | kali  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100100 <text:s text:c="2"/>| httpeyewitness <text:s text:c="3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14200" table:style-name="ce5">
            <text:p>114200</text:p>
          </table:table-cell>
          <table:table-cell office:value-type="string" table:style-name="ce5">
            <text:p>d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14200   | dnsrecon          | domain          | Active   | -         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114200 <text:s text:c="2"/>| dnsrecon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Collectors.A3:Collectors.N1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.Reiter</dc:creator>
    <meta:creation-date>2018-08-23T16:26:45Z</meta:creation-date>
    <dc:date>2020-12-06T10:58:18Z</dc:date>
  </office:meta>
</office:document-meta>
</file>